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2_1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Oscar S. Strau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November 23, 1892</text:p>
      <text:p text:style-name="P5">Month<text:tab/><text:tab/><text:tab/><text:tab/><text:tab/><text:tab/>November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Y</text:p>
      <text:p text:style-name="P5">Stamp<text:tab/><text:tab/><text:tab/><text:tab/><text:tab/><text:tab/>Y</text:p>
      <text:p text:style-name="P5">Postma<text:tab/>rk<text:tab/><text:tab/><text:tab/><text:tab/><text:tab/>Y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Envelope]</text:p>
      <text:p text:style-name="P2">L. STRAUS &amp; SONS,/</text:p>
      <text:p text:style-name="P2">P. O. Box 1000./</text:p>
      <text:p text:style-name="P2">NEW YORK./</text:p>
      <text:p text:style-name="P3">Rev Dr S. Morais/</text:p>
      <text:p text:style-name="P3">246. N. 5<text:span text:style-name="T2">th</text:span><text:span text:style-name="T3"> St/</text:span></text:p>
      <text:p text:style-name="P3"><text:span text:style-name="T3">Philadelphia/</text:span></text:p>
      <text:p text:style-name="P3"><text:span text:style-name="T3">Pa/</text:span></text:p>
      <text:p text:style-name="P2"><text:span text:style-name="T3">546 No 5th/</text:span></text:p>
      <text:p text:style-name="P2"><text:span text:style-name="T3"/></text:p>
      <text:p text:style-name="P2"><text:span text:style-name="T3">[Page 1]</text:span></text:p>
      <text:p text:style-name="P3"><text:span text:style-name="T3">42 WARREN STREET,/</text:span></text:p>
      <text:p text:style-name="P3"><text:span text:style-name="T3">NEW YORK CITY./</text:span></text:p>
      <text:p text:style-name="P3"><text:span text:style-name="T3">Nov 23[/ inserted by author] 92/</text:span></text:p>
      <text:p text:style-name="P2"><text:soft-page-break/><text:span text:style-name="T3">Rev Dr S Morais/</text:span></text:p>
      <text:p text:style-name="P2"><text:span text:style-name="T3"><text:tab/>546 N. 5th St Phila. Pa/</text:span></text:p>
      <text:p text:style-name="P2"><text:span text:style-name="T3">Dear Sir: <text:s/>A few days ago I/ had a visit from Prof F. Rivas Ping-/-cerver (who is professor of Greek and/ oriental languages in the National Preparatory/ college of the City of Mexico) he left/ with me a manuscript study of his,/ for such disposition as I saw fit./ <text:s/>Not being myself familiar with Spanish/</text:span></text:p>
      <text:p text:style-name="P2"><text:span text:style-name="T3"/></text:p>
      <text:p text:style-name="P2"><text:span text:style-name="T3">[Page 2]</text:span></text:p>
      <text:p text:style-name="P2"><text:span text:style-name="T3">I take the liberty of enclosing herein/ this work of Prof Rivas, embolden by the/ fact of your being a member of our historical/ society. <text:s/>May I ask you to have the/ kindness to examine this MSS and/ make such recommendations as to/ you may seem best regarding its value/ you may perhaps find it of sufficient/ value to recommend its publication in/ translation or it may have sufficient/ interest to justify presenting the substance/ thereof in the shape of a paper for a/ meeting at Phila next month and for/ publication when our transactions are/ </text:span></text:p>
      <text:p text:style-name="P2"><text:span text:style-name="T3"/></text:p>
      <text:p text:style-name="P2"><text:span text:style-name="T3">[Page 3]</text:span></text:p>
      <text:p text:style-name="P2"><text:span text:style-name="T3">printed. <text:s/>Our meeting promises to/ be an interesting one as the papers/ that will be presented appear to promise/ well for a beginning./</text:span></text:p>
      <text:p text:style-name="P2"><text:span text:style-name="T3"><text:tab/>I would thank you to let me know/ your views of the enclosed at your convenience/ &amp; oblige Very truly yours/ Oscar S. Strau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7T12:58:23.18</meta:creation-date>
    <dc:date>2011-12-07T13:10:59.58</dc:date>
    <dc:creator>Penn Libraries</dc:creator>
    <meta:editing-duration>PT00H12M3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81" meta:word-count="419" meta:character-count="2632"/>
  </office:meta>
</office:document-meta>
</file>